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d97ec" officeooo:paragraph-rsid="001d97ec"/>
    </style:style>
    <style:style style:name="P2" style:family="paragraph" style:parent-style-name="Text_20_body">
      <style:text-properties officeooo:rsid="001768e3" officeooo:paragraph-rsid="001768e3"/>
    </style:style>
    <style:style style:name="P3" style:family="paragraph" style:parent-style-name="Text_20_body">
      <style:text-properties officeooo:rsid="0019776d" officeooo:paragraph-rsid="0019776d"/>
    </style:style>
    <style:style style:name="P4" style:family="paragraph" style:parent-style-name="Text_20_body" style:list-style-name="L1">
      <style:paragraph-properties fo:line-height="150%"/>
      <style:text-properties officeooo:rsid="0019776d" officeooo:paragraph-rsid="0019776d"/>
    </style:style>
    <style:style style:name="P5" style:family="paragraph" style:parent-style-name="Text_20_body" style:list-style-name="L1">
      <style:paragraph-properties fo:line-height="150%"/>
      <style:text-properties officeooo:rsid="001b0e74" officeooo:paragraph-rsid="001b0e74"/>
    </style:style>
    <style:style style:name="P6" style:family="paragraph" style:parent-style-name="Text_20_body" style:list-style-name="L1">
      <style:paragraph-properties fo:line-height="150%"/>
      <style:text-properties officeooo:rsid="0020aa3e" officeooo:paragraph-rsid="0020aa3e"/>
    </style:style>
    <style:style style:name="T1" style:family="text">
      <style:text-properties officeooo:rsid="001b0e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af06"/>
    </style:style>
    <style:style style:name="T4" style:family="text">
      <style:text-properties officeooo:rsid="001bc627"/>
    </style:style>
    <style:style style:name="T5" style:family="text">
      <style:text-properties officeooo:rsid="001d97ec"/>
    </style:style>
    <style:style style:name="T6" style:family="text">
      <style:text-properties officeooo:rsid="001ed1d1"/>
    </style:style>
    <style:style style:name="T7" style:family="text">
      <style:text-properties officeooo:rsid="002344d8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43973214" text:style-name="Outline">
        <text:list-item>
          <text:h text:style-name="P1" text:outline-level="1">Aula infantil sobre oração – Daniel</text:h>
        </text:list-item>
      </text:list>
      <text:p text:style-name="P2"/>
      <text:list xml:id="list3302902939" text:style-name="L1">
        <text:list-item>
          <text:p text:style-name="P5">Oração <text:span text:style-name="T6">com as crianças</text:span></text:p>
        </text:list-item>
        <text:list-item>
          <text:p text:style-name="P4">Conversar com as crianças antes de começar</text:p>
          <text:list>
            <text:list-item>
              <text:p text:style-name="P5">Hoje, vamos falar sobre a oração, e como é importante <text:span text:style-name="T2">orar</text:span> <text:span text:style-name="T2">sempre</text:span>.</text:p>
              <text:list>
                <text:list-item>
                  <text:p text:style-name="P5">A oração é você falar aquilo que está na sua cabeça</text:p>
                </text:list-item>
                <text:list-item>
                  <text:p text:style-name="P5">Algo que está nos incomodando</text:p>
                </text:list-item>
                <text:list-item>
                  <text:p text:style-name="P5">Algo que está nos alegrando</text:p>
                </text:list-item>
                <text:list-item>
                  <text:p text:style-name="P5">Na oração, devemos falar a verdade para o Papai do céu</text:p>
                </text:list-item>
                <text:list-item>
                  <text:p text:style-name="P6">Quando acordamos, antes de comer, quando vamos dormir</text:p>
                </text:list-item>
              </text:list>
            </text:list-item>
          </text:list>
        </text:list-item>
        <text:list-item>
          <text:p text:style-name="P4">Cantar → <text:span text:style-name="T1">Faça uma oração – </text:span><text:span text:style-name="T3">3 palavrinhas</text:span></text:p>
        </text:list-item>
        <text:list-item>
          <text:p text:style-name="P4">Testemunho das crianças</text:p>
        </text:list-item>
        <text:list-item>
          <text:p text:style-name="P4">Cantar <text:span text:style-name="T4">mais uma vez</text:span></text:p>
        </text:list-item>
        <text:list-item>
          <text:p text:style-name="P4">Palavra → <text:span text:style-name="T5">Daniel era um menino. Ele orava, e Deus cuidou dele.</text:span></text:p>
        </text:list-item>
        <text:list-item>
          <text:p text:style-name="P4">Dinâmica → <text:span text:style-name="T5">A oração nos ajuda a fazer as melhores escolhas. Através da oração, conseguimos enxergar 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2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2" fo:font-family="Arial" style:font-style-name="Normal" style:font-family-generic="swiss" style:font-pitch="variable" fo:language="pt" fo:country="BR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2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2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0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2T17:40:58.031000000</dc:date>
    <meta:editing-duration>PT3H29S</meta:editing-duration>
    <meta:editing-cycles>4</meta:editing-cycles>
    <meta:generator>LibreOffice/7.1.3.2$Windows_X86_64 LibreOffice_project/47f78053abe362b9384784d31a6e56f8511eb1c1</meta:generator>
    <meta:document-statistic meta:table-count="0" meta:image-count="1" meta:object-count="0" meta:page-count="1" meta:paragraph-count="14" meta:word-count="123" meta:character-count="636" meta:non-whitespace-character-count="537"/>
  </office:meta>
</office:document-meta>
</file>